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e406" officeooo:paragraph-rsid="0016e406"/>
    </style:style>
    <style:style style:name="P2" style:family="paragraph" style:parent-style-name="Standard">
      <style:text-properties officeooo:rsid="00176e12" officeooo:paragraph-rsid="00176e12"/>
    </style:style>
    <style:style style:name="P3" style:family="paragraph" style:parent-style-name="Standard">
      <style:text-properties officeooo:rsid="0018e21d" officeooo:paragraph-rsid="0018e21d"/>
    </style:style>
    <style:style style:name="P4" style:family="paragraph" style:parent-style-name="Standard">
      <style:text-properties officeooo:rsid="00193d9d" officeooo:paragraph-rsid="00193d9d"/>
    </style:style>
    <style:style style:name="P5" style:family="paragraph" style:parent-style-name="Standard">
      <style:text-properties officeooo:rsid="001953e2" officeooo:paragraph-rsid="001953e2"/>
    </style:style>
    <style:style style:name="T1" style:family="text">
      <style:text-properties officeooo:rsid="00176e12"/>
    </style:style>
    <style:style style:name="T2" style:family="text">
      <style:text-properties officeooo:rsid="0018e21d"/>
    </style:style>
    <style:style style:name="T3" style:family="text">
      <style:text-properties officeooo:rsid="00193d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llage/<text:span text:style-name="T1">group</text:span> names:</text:p>
      <text:p text:style-name="P1"/>
      <text:p text:style-name="P1">Onagh</text:p>
      <text:p text:style-name="P1">Tuurum</text:p>
      <text:p text:style-name="P1">Erukun</text:p>
      <text:p text:style-name="P1">Tikka</text:p>
      <text:p text:style-name="P1">Wakkadokko</text:p>
      <text:p text:style-name="P1">Illur</text:p>
      <text:p text:style-name="P1">Tooh</text:p>
      <text:p text:style-name="P1">Odok</text:p>
      <text:p text:style-name="P1">Aaru</text:p>
      <text:p text:style-name="P4">Nukku</text:p>
      <text:p text:style-name="P4">Kaala</text:p>
      <text:p text:style-name="P4">Offodok</text:p>
      <text:p text:style-name="P4">Sellak</text:p>
      <text:p text:style-name="P5">Piir</text:p>
      <text:p text:style-name="P5">Eknaa</text:p>
      <text:p text:style-name="P5">Ollo</text:p>
      <text:p text:style-name="P5">Qir</text:p>
      <text:p text:style-name="P1"/>
      <text:p text:style-name="P1">Mission notifications:</text:p>
      <text:p text:style-name="P1"/>
      <text:p text:style-name="P1">The village of &lt;&gt; must grow. The people are afraid, they need the feeling of safety again.</text:p>
      <text:p text:style-name="P1"/>
      <text:p text:style-name="P1">The rival village of &lt;&gt; have committed unspeakable acts. The only way to solve this is violence. They must not be allowed to survive. Do what must be done.</text:p>
      <text:p text:style-name="P1"/>
      <text:p text:style-name="P1"><text:span text:style-name="T1">The p</text:span>eople <text:span text:style-name="T1">of &lt;&gt;</text:span> are breeding without any restraint! No good can come from this. Make it stop. Make them know.</text:p>
      <text:p text:style-name="P1"/>
      <text:p text:style-name="P2">The population in the village of &lt;&gt; has reached a balance with the environment. Guide them to keep their population between 100 and 160. However, be wary of the village of &lt;&gt;, who know nothing but violence.</text:p>
      <text:p text:style-name="P2"/>
      <text:p text:style-name="P2">Our people, the &lt;&gt; are violent and angry! They kill the people of &lt;&gt; at will! Have them understand this cannot last. Calm them down.</text:p>
      <text:p text:style-name="P2"/>
      <text:p text:style-name="P2">The people of &lt;&gt;, &lt;&gt; and &lt;&gt; hold valuable heritages, and the <text:span text:style-name="T2">equilibrium</text:span> between them must be preserved <text:span text:style-name="T2">so none of them should disappear</text:span>. Have their populations be between 20 of <text:span text:style-name="T2">each other at the end of three years. There must be balance.</text:span></text:p>
      <text:p text:style-name="P2"/>
      <text:p text:style-name="P3">These people, the &lt;&gt; and the &lt;&gt;, are heedless and stricken by violence. They must disappear from this world. Have them murder each other until only one of them is still standing. This will leave them on the path of extinction. You have ten years.</text:p>
      <text:p text:style-name="P3"/>
      <text:p text:style-name="P3">Material abundance has arrived! The people are afraid <text:span text:style-name="T3">of each other</text:span> and overly responsible. Have them loosen up and fill the land with their offspring. </text:p>
      <text:p text:style-name="P3"/>
      <text:p text:style-name="P5">The population of &lt;&gt; threathens the people of &lt;&gt;. Stop their growth and suppress their population 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1:29:27.934908102</meta:creation-date>
    <meta:generator>LibreOffice/5.0.4.2$Linux_X86_64 LibreOffice_project/00m0$Build-2</meta:generator>
    <dc:date>2016-01-30T12:55:02.271224886</dc:date>
    <meta:editing-duration>PT6M49S</meta:editing-duration>
    <meta:editing-cycles>1</meta:editing-cycles>
    <meta:document-statistic meta:table-count="0" meta:image-count="0" meta:object-count="0" meta:page-count="1" meta:paragraph-count="28" meta:word-count="280" meta:character-count="1560" meta:non-whitespace-character-count="1306"/>
  </office:meta>
</office:document-meta>
</file>